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Times New Roman2" svg:font-family="'Times New Roman'"/>
    <style:font-face style:name="Times1" svg:font-family="Time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Text_20_body">
      <style:text-properties style:font-name="Times New Roman3" fo:font-weight="normal" style:font-weight-asian="normal" style:font-weight-complex="normal"/>
    </style:style>
    <style:style style:name="P3" style:family="paragraph" style:parent-style-name="Text_20_body">
      <style:paragraph-properties fo:text-align="justify" style:justify-single-word="false"/>
    </style:style>
    <style:style style:name="P4" style:family="paragraph" style:parent-style-name="Standard">
      <style:paragraph-properties fo:break-before="page"/>
      <style:text-properties fo:font-size="24pt" style:font-size-asian="24pt" style:font-size-complex="24pt"/>
    </style:style>
    <style:style style:name="P5" style:family="paragraph" style:parent-style-name="Preformatted_20_Text">
      <style:text-properties style:font-name="Times New Roman3" fo:font-weight="normal" style:font-weight-asian="normal" style:font-weight-complex="normal"/>
    </style:style>
    <style:style style:name="P6" style:family="paragraph" style:parent-style-name="Preformatted_20_Text">
      <style:text-properties style:font-name="Times1" fo:font-size="12pt" style:font-size-asian="12pt" style:font-size-complex="12pt"/>
    </style:style>
    <style:style style:name="P7" style:family="paragraph" style:parent-style-name="Preformatted_20_Text">
      <style:paragraph-properties fo:text-align="justify" style:justify-single-word="false"/>
      <style:text-properties fo:font-size="12pt" style:font-size-asian="12pt" style:font-size-complex="12pt"/>
    </style:style>
    <style:style style:name="P8" style:family="paragraph" style:parent-style-name="Preformatted_20_Text">
      <style:paragraph-properties fo:margin-left="2.501cm" fo:margin-right="0cm" fo:text-indent="0cm" style:auto-text-indent="false"/>
      <style:text-properties style:font-name="Times1" fo:font-size="12pt" style:font-size-asian="12pt" style:font-size-complex="12pt"/>
    </style:style>
    <style:style style:name="P9" style:family="paragraph" style:parent-style-name="Text_20_body">
      <style:paragraph-properties fo:margin-top="0cm" fo:margin-bottom="0cm" fo:text-align="justify" style:justify-single-word="fals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Text_20_body">
      <style:paragraph-properties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2">
      <style:paragraph-properties fo:text-align="justify" style:justify-single-word="false"/>
    </style:style>
    <style:style style:name="P17" style:family="paragraph" style:parent-style-name="Text_20_body" style:list-style-name="L2">
      <style:paragraph-properties fo:text-align="justify" style:justify-single-word="false"/>
    </style:style>
    <style:style style:name="P18" style:family="paragraph" style:parent-style-name="Heading_20_1" style:list-style-name="L1"/>
    <style:style style:name="P19" style:family="paragraph" style:parent-style-name="Heading_20_1" style:list-style-name="L1"/>
    <style:style style:name="P20" style:family="paragraph" style:parent-style-name="Heading_20_1" style:list-style-name="L1"/>
    <style:style style:name="P21" style:family="paragraph" style:parent-style-name="Heading_20_1" style:list-style-name="L1"/>
    <style:style style:name="P22" style:family="paragraph" style:parent-style-name="Heading_20_1" style:list-style-name="L1"/>
    <style:style style:name="P23" style:family="paragraph" style:parent-style-name="Heading_20_1" style:list-style-name="L1"/>
    <style:style style:name="P24" style:family="paragraph" style:parent-style-name="Heading_20_1" style:list-style-name="L1"/>
    <style:style style:name="P25" style:family="paragraph" style:parent-style-name="Heading_20_1" style:list-style-name="L1"/>
    <style:style style:name="P26" style:family="paragraph" style:parent-style-name="Heading_20_1" style:list-style-name="L1"/>
    <style:style style:name="P27" style:family="paragraph" style:parent-style-name="Heading_20_2" style:list-style-name="L1"/>
    <style:style style:name="P28" style:family="paragraph" style:parent-style-name="Heading_20_2" style:list-style-name="L1"/>
    <style:style style:name="P29" style:family="paragraph" style:parent-style-name="Heading_20_2" style:list-style-name="L1"/>
    <style:style style:name="P30" style:family="paragraph" style:parent-style-name="Heading_20_2" style:list-style-name="L1"/>
    <style:style style:name="P31" style:family="paragraph" style:parent-style-name="Heading_20_2" style:list-style-name="L1"/>
    <style:style style:name="P32" style:family="paragraph" style:parent-style-name="Heading_20_2" style:list-style-name="L1"/>
    <style:style style:name="P33" style:family="paragraph" style:parent-style-name="Heading_20_2" style:list-style-name="L1"/>
    <style:style style:name="P34" style:family="paragraph" style:parent-style-name="Heading_20_2" style:list-style-name="L1"/>
    <style:style style:name="P35" style:family="paragraph" style:parent-style-name="Heading_20_2" style:list-style-name="L1"/>
    <style:style style:name="P36" style:family="paragraph" style:parent-style-name="Heading_20_2" style:list-style-name="L1"/>
    <style:style style:name="P37" style:family="paragraph" style:parent-style-name="Heading_20_2" style:list-style-name="L1"/>
    <style:style style:name="P38" style:family="paragraph" style:parent-style-name="Heading_20_2" style:list-style-name="L1"/>
    <style:style style:name="P39" style:family="paragraph" style:parent-style-name="Heading_20_2" style:list-style-name="L1"/>
    <style:style style:name="P40" style:family="paragraph" style:parent-style-name="Heading_20_2" style:list-style-name="L1"/>
    <style:style style:name="P41" style:family="paragraph" style:parent-style-name="Heading_20_2" style:list-style-name="L1"/>
    <style:style style:name="P42" style:family="paragraph" style:parent-style-name="Heading_20_2" style:list-style-name="L1"/>
    <style:style style:name="P43" style:family="paragraph" style:parent-style-name="Heading_20_3" style:list-style-name="L1">
      <style:text-properties style:font-name="Times New Roman3" fo:font-weight="normal" style:font-weight-asian="normal" style:font-weight-complex="normal"/>
    </style:style>
    <style:style style:name="P44" style:family="paragraph" style:parent-style-name="Heading_20_3" style:list-style-name="L1">
      <style:text-properties style:font-name="Times New Roman3" fo:font-weight="normal" style:font-weight-asian="normal" style:font-weight-complex="normal"/>
    </style:style>
    <style:style style:name="P45" style:family="paragraph" style:parent-style-name="Heading_20_3" style:list-style-name="L1">
      <style:text-properties style:font-name="Times New Roman3" fo:font-weight="normal" style:font-weight-asian="normal" style:font-weight-complex="normal"/>
    </style:style>
    <style:style style:name="P46" style:family="paragraph" style:parent-style-name="Heading_20_3" style:list-style-name="L1">
      <style:text-properties style:font-name="Times New Roman3" fo:font-weight="normal" style:font-weight-asian="normal" style:font-weight-complex="normal"/>
    </style:style>
    <style:style style:name="P47" style:family="paragraph" style:parent-style-name="Heading_20_3" style:list-style-name="L1">
      <style:text-properties style:font-name="Times New Roman3" fo:font-weight="normal" style:font-weight-asian="normal" style:font-weight-complex="normal"/>
    </style:style>
    <style:style style:name="P48" style:family="paragraph" style:parent-style-name="Heading_20_3" style:list-style-name="L1">
      <style:text-properties style:font-name="Times New Roman3" fo:font-weight="normal" style:font-weight-asian="normal" style:font-weight-complex="normal"/>
    </style:style>
    <style:style style:name="P49" style:family="paragraph" style:parent-style-name="Heading_20_3" style:list-style-name="L1">
      <style:text-properties style:font-name="Times New Roman3" fo:font-weight="normal" style:font-weight-asian="normal" style:font-weight-complex="normal"/>
    </style:style>
    <style:style style:name="P50" style:family="paragraph" style:parent-style-name="Heading_20_3" style:list-style-name="L1">
      <style:text-properties style:font-name="Times New Roman3" fo:font-weight="normal" style:font-weight-asian="normal" style:font-weight-complex="normal"/>
    </style:style>
    <style:style style:name="P51" style:family="paragraph" style:parent-style-name="Heading_20_3" style:list-style-name="L1">
      <style:text-properties style:font-name="Times New Roman3" fo:font-weight="normal" style:font-weight-asian="normal" style:font-weight-complex="normal"/>
    </style:style>
    <style:style style:name="P52" style:family="paragraph" style:parent-style-name="Heading_20_3" style:list-style-name="L1">
      <style:text-properties style:font-name="Times New Roman3" fo:font-weight="normal" style:font-weight-asian="normal" style:font-weight-complex="normal"/>
    </style:style>
    <style:style style:name="P53" style:family="paragraph" style:parent-style-name="Heading_20_3" style:list-style-name="L1">
      <style:text-properties style:font-name="Times New Roman3" fo:font-weight="normal" style:font-weight-asian="normal" style:font-weight-complex="normal"/>
    </style:style>
    <style:style style:name="P54" style:family="paragraph" style:parent-style-name="Heading_20_3" style:list-style-name="L1">
      <style:text-properties style:font-name="Times New Roman3" fo:font-weight="normal" style:font-weight-asian="normal" style:font-weight-complex="normal"/>
    </style:style>
    <style:style style:name="P55" style:family="paragraph" style:parent-style-name="Heading_20_3" style:list-style-name="L1">
      <style:text-properties style:font-name="Times New Roman3" fo:font-weight="normal" style:font-weight-asian="normal" style:font-weight-complex="normal"/>
    </style:style>
    <style:style style:name="P56" style:family="paragraph" style:parent-style-name="Heading_20_3" style:list-style-name="L1">
      <style:text-properties style:font-name="Times New Roman3" fo:font-weight="normal" style:font-weight-asian="normal" style:font-weight-complex="normal"/>
    </style:style>
    <style:style style:name="P57" style:family="paragraph" style:parent-style-name="Heading_20_3" style:list-style-name="L1">
      <style:text-properties style:font-name="Times New Roman3" fo:font-weight="normal" style:font-weight-asian="normal" style:font-weight-complex="normal"/>
    </style:style>
    <style:style style:name="P58" style:family="paragraph" style:parent-style-name="Heading_20_3" style:list-style-name="L1">
      <style:text-properties style:font-name="Times New Roman3" fo:font-weight="normal" style:font-weight-asian="normal" style:font-weight-complex="normal"/>
    </style:style>
    <style:style style:name="P59" style:family="paragraph" style:parent-style-name="Heading_20_3" style:list-style-name="L1">
      <style:text-properties style:font-name="Times New Roman3" fo:font-weight="normal" style:font-weight-asian="normal" style:font-weight-complex="normal"/>
    </style:style>
    <style:style style:name="P60" style:family="paragraph" style:parent-style-name="Heading_20_3" style:list-style-name="L1">
      <style:text-properties style:font-name="Times New Roman3" fo:font-weight="normal" style:font-weight-asian="normal" style:font-weight-complex="normal"/>
    </style:style>
    <style:style style:name="P61" style:family="paragraph" style:parent-style-name="Heading_20_3" style:list-style-name="L1">
      <style:text-properties style:font-name="Times New Roman3" fo:font-weight="normal" style:font-weight-asian="normal" style:font-weight-complex="normal"/>
    </style:style>
    <style:style style:name="P62" style:family="paragraph" style:parent-style-name="Heading_20_3" style:list-style-name="L1">
      <style:text-properties style:font-name="Times New Roman3" fo:font-weight="normal" style:font-weight-asian="normal" style:font-weight-complex="normal"/>
    </style:style>
    <style:style style:name="P63" style:family="paragraph" style:parent-style-name="Heading_20_3" style:list-style-name="L1">
      <style:text-properties style:font-name="Times New Roman3" fo:font-weight="normal" style:font-weight-asian="normal" style:font-weight-complex="normal"/>
    </style:style>
    <style:style style:name="P64" style:family="paragraph" style:parent-style-name="Heading_20_3" style:list-style-name="L1">
      <style:text-properties style:font-name="Times New Roman3" fo:font-weight="normal" style:font-weight-asian="normal" style:font-weight-complex="normal"/>
    </style:style>
    <style:style style:name="P65" style:family="paragraph" style:parent-style-name="Heading_20_3" style:list-style-name="L1">
      <style:text-properties style:font-name="Times New Roman3" fo:font-weight="normal" style:font-weight-asian="normal" style:font-weight-complex="normal"/>
    </style:style>
    <style:style style:name="P66" style:family="paragraph" style:parent-style-name="Heading_20_3" style:list-style-name="L1">
      <style:text-properties style:font-name="Times New Roman3" fo:font-size="14pt" fo:font-weight="normal" style:font-size-asian="14pt" style:font-weight-asian="normal" style:font-size-complex="14pt" style:font-weight-complex="normal"/>
    </style:style>
    <style:style style:name="P67" style:family="paragraph" style:parent-style-name="Heading_20_3" style:list-style-name="L1">
      <style:text-properties style:font-name="Times New Roman3" fo:font-size="14pt" fo:font-weight="normal" style:font-size-asian="14pt" style:font-weight-asian="normal" style:font-size-complex="14pt" style:font-weight-complex="normal"/>
    </style:style>
    <style:style style:name="P68" style:family="paragraph" style:parent-style-name="Heading_20_3" style:list-style-name="L1">
      <style:text-properties style:font-name="Times New Roman3" fo:font-size="14pt" fo:font-weight="normal" style:font-size-asian="14pt" style:font-weight-asian="normal" style:font-size-complex="14pt" style:font-weight-complex="normal"/>
    </style:style>
    <style:style style:name="P69" style:family="paragraph" style:parent-style-name="Heading_20_3" style:list-style-name="L1">
      <style:text-properties style:font-name="Times New Roman3" fo:font-size="14pt" fo:font-weight="normal" style:font-size-asian="14pt" style:font-weight-asian="normal" style:font-size-complex="14pt" style:font-weight-complex="normal"/>
    </style:style>
    <style:style style:name="P70" style:family="paragraph" style:parent-style-name="Preformatted_20_Text" style:list-style-name="L3">
      <style:paragraph-properties fo:text-align="justify" style:justify-single-word="false"/>
      <style:text-properties fo:font-size="12pt" style:font-size-asian="12pt" style:font-size-complex="12pt"/>
    </style:style>
    <style:style style:name="P71" style:family="paragraph" style:parent-style-name="Preformatted_20_Text" style:list-style-name="L3">
      <style:paragraph-properties fo:text-align="justify" style:justify-single-word="false"/>
      <style:text-properties fo:font-size="12pt" style:font-size-asian="12pt" style:font-size-complex="12pt"/>
    </style:style>
    <style:style style:name="P72" style:family="paragraph" style:parent-style-name="Preformatted_20_Text" style:list-style-name="L3">
      <style:paragraph-properties fo:text-align="justify" style:justify-single-word="false"/>
      <style:text-properties fo:font-size="12pt" style:font-size-asian="12pt" style:font-size-complex="12pt"/>
    </style:style>
    <style:style style:name="P73" style:family="paragraph" style:parent-style-name="Preformatted_20_Text" style:list-style-name="L3">
      <style:paragraph-properties fo:text-align="justify" style:justify-single-word="false"/>
      <style:text-properties fo:font-size="12pt" style:font-size-asian="12pt" style:font-size-complex="12pt"/>
    </style:style>
    <style:style style:name="P74" style:family="paragraph" style:parent-style-name="Preformatted_20_Text" style:list-style-name="L3">
      <style:paragraph-properties fo:text-align="justify" style:justify-single-word="false"/>
      <style:text-properties fo:font-size="12pt" style:font-size-asian="12pt" style:font-size-complex="12pt"/>
    </style:style>
    <style:style style:name="P75" style:family="paragraph" style:parent-style-name="Preformatted_20_Text">
      <style:text-properties style:font-name="Times1" fo:font-size="12pt" fo:font-weight="normal" style:font-size-asian="12pt" style:font-weight-asian="normal" style:font-size-complex="12pt" style:font-weight-complex="normal"/>
    </style:style>
    <style:style style:name="P76" style:family="paragraph" style:parent-style-name="Preformatted_20_Text" style:list-style-name="L4">
      <style:text-properties style:font-name="Times1" fo:font-size="12pt" fo:font-weight="bold" style:font-size-asian="12pt" style:font-weight-asian="bold" style:font-size-complex="12pt" style:font-weight-complex="bold"/>
    </style:style>
    <style:style style:name="P77" style:family="paragraph" style:parent-style-name="Preformatted_20_Text" style:list-style-name="L6">
      <style:text-properties style:font-name="Times1" fo:font-size="12pt" fo:font-weight="bold" style:font-size-asian="12pt" style:font-weight-asian="bold" style:font-size-complex="12pt" style:font-weight-complex="bold"/>
    </style:style>
    <style:style style:name="P78" style:family="paragraph" style:parent-style-name="Preformatted_20_Text" style:list-style-name="L8">
      <style:text-properties style:font-name="Times1" fo:font-size="12pt" fo:font-weight="bold" style:font-size-asian="12pt" style:font-weight-asian="bold" style:font-size-complex="12pt" style:font-weight-complex="bold"/>
    </style:style>
    <style:style style:name="P79" style:family="paragraph" style:parent-style-name="Preformatted_20_Text" style:list-style-name="L10">
      <style:text-properties style:font-name="Times1" fo:font-size="12pt" fo:font-weight="bold" style:font-size-asian="12pt" style:font-weight-asian="bold" style:font-size-complex="12pt" style:font-weight-complex="bold"/>
    </style:style>
    <style:style style:name="P80" style:family="paragraph" style:parent-style-name="Preformatted_20_Text" style:list-style-name="L10">
      <style:text-properties style:font-name="Times1" fo:font-size="12pt" fo:font-weight="bold" style:font-size-asian="12pt" style:font-weight-asian="bold" style:font-size-complex="12pt" style:font-weight-complex="bold"/>
    </style:style>
    <style:style style:name="P81" style:family="paragraph" style:parent-style-name="Preformatted_20_Text" style:list-style-name="L10">
      <style:text-properties style:font-name="Times1" fo:font-size="12pt" fo:font-weight="bold" style:font-size-asian="12pt" style:font-weight-asian="bold" style:font-size-complex="12pt" style:font-weight-complex="bold"/>
    </style:style>
    <style:style style:name="P82" style:family="paragraph" style:parent-style-name="Preformatted_20_Text" style:list-style-name="L10">
      <style:text-properties style:font-name="Times1" fo:font-size="12pt" fo:font-weight="bold" style:font-size-asian="12pt" style:font-weight-asian="bold" style:font-size-complex="12pt" style:font-weight-complex="bold"/>
    </style:style>
    <style:style style:name="P83" style:family="paragraph" style:parent-style-name="Preformatted_20_Text" style:list-style-name="L10">
      <style:text-properties style:font-name="Times1" fo:font-size="12pt" fo:font-weight="bold" style:font-size-asian="12pt" style:font-weight-asian="bold" style:font-size-complex="12pt" style:font-weight-complex="bold"/>
    </style:style>
    <style:style style:name="P84" style:family="paragraph" style:parent-style-name="Preformatted_20_Text" style:list-style-name="L10">
      <style:text-properties style:font-name="Times1" fo:font-size="12pt" fo:font-weight="bold" style:font-size-asian="12pt" style:font-weight-asian="bold" style:font-size-complex="12pt" style:font-weight-complex="bold"/>
    </style:style>
    <style:style style:name="P85" style:family="paragraph" style:parent-style-name="Preformatted_20_Text" style:list-style-name="L10">
      <style:text-properties style:font-name="Times1" fo:font-size="12pt" fo:font-weight="bold" style:font-size-asian="12pt" style:font-weight-asian="bold" style:font-size-complex="12pt" style:font-weight-complex="bold"/>
    </style:style>
    <style:style style:name="P86" style:family="paragraph" style:parent-style-name="Preformatted_20_Text" style:list-style-name="L10">
      <style:text-properties style:font-name="Times1" fo:font-size="12pt" fo:font-weight="bold" style:font-size-asian="12pt" style:font-weight-asian="bold" style:font-size-complex="12pt" style:font-weight-complex="bold"/>
    </style:style>
    <style:style style:name="P87" style:family="paragraph" style:parent-style-name="Preformatted_20_Text" style:list-style-name="L10">
      <style:text-properties style:font-name="Times1" fo:font-size="12pt" fo:font-weight="bold" style:font-size-asian="12pt" style:font-weight-asian="bold" style:font-size-complex="12pt" style:font-weight-complex="bold"/>
    </style:style>
    <style:style style:name="P88" style:family="paragraph" style:parent-style-name="Preformatted_20_Text" style:list-style-name="L10">
      <style:text-properties style:font-name="Times1" fo:font-size="12pt" fo:font-weight="bold" style:font-size-asian="12pt" style:font-weight-asian="bold" style:font-size-complex="12pt" style:font-weight-complex="bold"/>
    </style:style>
    <style:style style:name="P89" style:family="paragraph" style:parent-style-name="Preformatted_20_Text" style:list-style-name="L5">
      <style:paragraph-properties fo:margin-left="1.251cm" fo:margin-right="0cm" fo:text-indent="0cm" style:auto-text-indent="false"/>
      <style:text-properties style:font-name="Times1" fo:font-size="12pt" style:font-size-asian="12pt" style:font-size-complex="12pt"/>
    </style:style>
    <style:style style:name="P90" style:family="paragraph" style:parent-style-name="Preformatted_20_Text" style:list-style-name="L5">
      <style:paragraph-properties fo:margin-left="1.251cm" fo:margin-right="0cm" fo:text-indent="0cm" style:auto-text-indent="false"/>
      <style:text-properties style:font-name="Times1" fo:font-size="12pt" style:font-size-asian="12pt" style:font-size-complex="12pt"/>
    </style:style>
    <style:style style:name="P91" style:family="paragraph" style:parent-style-name="Preformatted_20_Text" style:list-style-name="L5">
      <style:paragraph-properties fo:margin-left="1.251cm" fo:margin-right="0cm" fo:text-indent="0cm" style:auto-text-indent="false"/>
      <style:text-properties style:font-name="Times1" fo:font-size="12pt" style:font-size-asian="12pt" style:font-size-complex="12pt"/>
    </style:style>
    <style:style style:name="P92" style:family="paragraph" style:parent-style-name="Preformatted_20_Text" style:list-style-name="L5">
      <style:paragraph-properties fo:margin-left="1.251cm" fo:margin-right="0cm" fo:text-indent="0cm" style:auto-text-indent="false"/>
      <style:text-properties style:font-name="Times1" fo:font-size="12pt" style:font-size-asian="12pt" style:font-size-complex="12pt"/>
    </style:style>
    <style:style style:name="P93" style:family="paragraph" style:parent-style-name="Preformatted_20_Text" style:list-style-name="L7">
      <style:paragraph-properties fo:margin-left="1.251cm" fo:margin-right="0cm" fo:text-indent="0cm" style:auto-text-indent="false"/>
      <style:text-properties style:font-name="Times1" fo:font-size="12pt" style:font-size-asian="12pt" style:font-size-complex="12pt"/>
    </style:style>
    <style:style style:name="P94" style:family="paragraph" style:parent-style-name="Preformatted_20_Text" style:list-style-name="L7">
      <style:paragraph-properties fo:margin-left="1.251cm" fo:margin-right="0cm" fo:text-indent="0cm" style:auto-text-indent="false"/>
      <style:text-properties style:font-name="Times1" fo:font-size="12pt" style:font-size-asian="12pt" style:font-size-complex="12pt"/>
    </style:style>
    <style:style style:name="P95" style:family="paragraph" style:parent-style-name="Preformatted_20_Text" style:list-style-name="L7">
      <style:paragraph-properties fo:margin-left="1.251cm" fo:margin-right="0cm" fo:text-indent="0cm" style:auto-text-indent="false"/>
      <style:text-properties style:font-name="Times1" fo:font-size="12pt" style:font-size-asian="12pt" style:font-size-complex="12pt"/>
    </style:style>
    <style:style style:name="P96" style:family="paragraph" style:parent-style-name="Preformatted_20_Text" style:list-style-name="L7">
      <style:paragraph-properties fo:margin-left="1.251cm" fo:margin-right="0cm" fo:text-indent="0cm" style:auto-text-indent="false"/>
      <style:text-properties style:font-name="Times1" fo:font-size="12pt" style:font-size-asian="12pt" style:font-size-complex="12pt"/>
    </style:style>
    <style:style style:name="P97" style:family="paragraph" style:parent-style-name="Preformatted_20_Text" style:list-style-name="L7">
      <style:paragraph-properties fo:margin-left="1.251cm" fo:margin-right="0cm" fo:text-indent="0cm" style:auto-text-indent="false"/>
      <style:text-properties style:font-name="Times1" fo:font-size="12pt" style:font-size-asian="12pt" style:font-size-complex="12pt"/>
    </style:style>
    <style:style style:name="P98" style:family="paragraph" style:parent-style-name="Preformatted_20_Text" style:list-style-name="L9">
      <style:paragraph-properties fo:margin-left="1.251cm" fo:margin-right="0cm" fo:text-indent="0cm" style:auto-text-indent="false"/>
      <style:text-properties style:font-name="Times1" fo:font-size="12pt" style:font-size-asian="12pt" style:font-size-complex="12pt"/>
    </style:style>
    <style:style style:name="P99" style:family="paragraph" style:parent-style-name="Preformatted_20_Text" style:list-style-name="L9">
      <style:paragraph-properties fo:margin-left="1.251cm" fo:margin-right="0cm" fo:text-indent="0cm" style:auto-text-indent="false"/>
      <style:text-properties style:font-name="Times1" fo:font-size="12pt" style:font-size-asian="12pt" style:font-size-complex="12pt"/>
    </style:style>
    <style:style style:name="P100" style:family="paragraph" style:parent-style-name="Preformatted_20_Text" style:list-style-name="L9">
      <style:paragraph-properties fo:margin-left="1.251cm" fo:margin-right="0cm" fo:text-indent="0cm" style:auto-text-indent="false"/>
      <style:text-properties style:font-name="Times1" fo:font-size="12pt" style:font-size-asian="12pt" style:font-size-complex="12pt"/>
    </style:style>
    <style:style style:name="P101" style:family="paragraph" style:parent-style-name="Preformatted_20_Text" style:list-style-name="L9">
      <style:paragraph-properties fo:margin-left="1.251cm" fo:margin-right="0cm" fo:text-indent="0cm" style:auto-text-indent="false"/>
      <style:text-properties style:font-name="Times1" fo:font-size="12pt" style:font-size-asian="12pt" style:font-size-complex="12pt"/>
    </style:style>
    <style:style style:name="P102"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103"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104"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105"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106"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107"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108"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109"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10"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11" style:family="paragraph" style:parent-style-name="Preformatted_20_Text" style:list-style-name="L12">
      <style:paragraph-properties fo:margin-left="1.251cm" fo:margin-right="0cm" fo:text-indent="0cm" style:auto-text-indent="false"/>
      <style:text-properties style:font-name="Times1" fo:font-size="12pt" style:font-size-asian="12pt" style:font-size-complex="12pt"/>
    </style:style>
    <style:style style:name="P112" style:family="paragraph" style:parent-style-name="Preformatted_20_Text" style:list-style-name="L12">
      <style:paragraph-properties fo:margin-left="1.251cm" fo:margin-right="0cm" fo:text-indent="0cm" style:auto-text-indent="false"/>
      <style:text-properties style:font-name="Times1" fo:font-size="12pt" style:font-size-asian="12pt" style:font-size-complex="12pt"/>
    </style:style>
    <style:style style:name="P113" style:family="paragraph" style:parent-style-name="Preformatted_20_Text" style:list-style-name="L12">
      <style:paragraph-properties fo:margin-left="1.251cm" fo:margin-right="0cm" fo:text-indent="0cm" style:auto-text-indent="false"/>
      <style:text-properties style:font-name="Times1" fo:font-size="12pt" style:font-size-asian="12pt" style:font-size-complex="12pt"/>
    </style:style>
    <style:style style:name="P114"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15"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16"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17"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18"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19"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20"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21"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22"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23"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24"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25"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26"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27"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28"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29"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30"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31"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32"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33"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P134" style:family="paragraph" style:parent-style-name="Preformatted_20_Text" style:list-style-name="L10">
      <style:paragraph-properties fo:margin-left="1.251cm" fo:margin-right="0cm" fo:text-indent="0cm" style:auto-text-indent="false"/>
      <style:text-properties style:font-name="Times1"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1" fo:font-size="12pt" style:font-size-asian="12pt" style:font-size-complex="12pt"/>
    </style:style>
    <style:style style:name="T4" style:family="text">
      <style:text-properties fo:font-size="14pt" style:font-size-asian="14pt" style:font-size-complex="14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0">1. L'équipe projet<text:tab/>3</text:p>
          <text:p text:style-name="P10">2. Les objectifs<text:tab/>3</text:p>
          <text:p text:style-name="P10">3. Les utilisateurs<text:tab/>3</text:p>
          <text:p text:style-name="P10">4. Les besoins fonctionnels<text:tab/>5</text:p>
          <text:p text:style-name="P11">1.Vitrine<text:tab/>5</text:p>
          <text:p text:style-name="P12">1.Gérer les marques<text:tab/>5</text:p>
          <text:p text:style-name="P12">2.Gérer les catégories<text:tab/>5</text:p>
          <text:p text:style-name="P12">3.Gérer les âges<text:tab/>5</text:p>
          <text:p text:style-name="P12">4.Gérer les couleurs<text:tab/>5</text:p>
          <text:p text:style-name="P12">5.Gérer les produits (référence, nom, description, image, prix)<text:tab/>5</text:p>
          <text:p text:style-name="P11">2.Recherche<text:tab/>5</text:p>
          <text:p text:style-name="P12">1.Gérer les recherches par mots-clef<text:tab/>5</text:p>
          <text:p text:style-name="P12">2.Gérer les recherches avancée (marques, catégories, âges, prix, ...)<text:tab/>5</text:p>
          <text:p text:style-name="P11">3.Panier<text:tab/>5</text:p>
          <text:p text:style-name="P12">1.Gérer les quantités<text:tab/>5</text:p>
          <text:p text:style-name="P12">2.Gérer les frais de port (forfait ?)<text:tab/>5</text:p>
          <text:p text:style-name="P12">3.Gérer le paiement<text:tab/>5</text:p>
          <text:p text:style-name="P11">4.Compte client<text:tab/>5</text:p>
          <text:p text:style-name="P12">1.Éditer les factures<text:tab/>5</text:p>
          <text:p text:style-name="P12">2.Mémoriser les coordonnées<text:tab/>5</text:p>
          <text:p text:style-name="P11">5.Fidélisation<text:tab/>5</text:p>
          <text:p text:style-name="P12">1.Gérer une newsletter<text:tab/>5</text:p>
          <text:p text:style-name="P12">2.Gérer les offres promotionnelles<text:tab/>5</text:p>
          <text:p text:style-name="P11">6.Internationalisation<text:tab/>5</text:p>
          <text:p text:style-name="P12">1.Gérer au moins deux langues<text:tab/>5</text:p>
          <text:p text:style-name="P10">5. Les besoins non fonctionnels<text:tab/>6</text:p>
          <text:p text:style-name="P11">1.Référencement<text:tab/>6</text:p>
          <text:p text:style-name="P12">1.Réserver le nom de domaine<text:tab/>6</text:p>
          <text:p text:style-name="P12">2.Chaque produit doit pouvoir être référencé (voir format URL)<text:tab/>6</text:p>
          <text:p text:style-name="P12">3.Faire référencer la page d'accueil au plus vite<text:tab/>6</text:p>
          <text:p text:style-name="P12">4.Être bien placé sur une liste de mots-clef à définir dans les moteurs de recherche les plus utilisés (Google, Yahoo, Voila)<text:tab/>6</text:p>
          <text:p text:style-name="P11">2.Sécurité<text:tab/>6</text:p>
          <text:p text:style-name="P12">1.Authentification pour protéger les données personnelles<text:tab/>6</text:p>
          <text:p text:style-name="P12">2.Transmission cryptée de toutes les informations personnelles<text:tab/>6</text:p>
          <text:p text:style-name="P12">3.Ne pas mémoriser les numéros de carte<text:tab/>6</text:p>
          <text:p text:style-name="P11">3.Facilité d'utilisation<text:tab/>6</text:p>
          <text:p text:style-name="P12">1.Ajouter un objet au panier en drag &amp; drop<text:tab/>6</text:p>
          <text:p text:style-name="P12">2.Valider la commande en 1 clic (hors paiement, et si client authentifié)<text:tab/>6</text:p>
          <text:p text:style-name="P11"><text:soft-page-break/>4.Réactivité<text:tab/>6</text:p>
          <text:p text:style-name="P12">1.Minimiser les sollicitations du serveur<text:tab/>6</text:p>
          <text:p text:style-name="P11">5.Portabilité<text:tab/>6</text:p>
          <text:p text:style-name="P12">1.Gestion des butineurs (navigateurs) les plus courants<text:tab/>6</text:p>
          <text:p text:style-name="P11">6.Validation<text:tab/>6</text:p>
          <text:p text:style-name="P12">1.Le code html doit être valide W3C<text:tab/>6</text:p>
          <text:p text:style-name="P10">6. Les besoins techniques<text:tab/>6</text:p>
          <text:p text:style-name="P11">1.Machine (Dedibox)<text:tab/>6</text:p>
          <text:p text:style-name="P11">2.Plateforme (Ubuntu)<text:tab/>6</text:p>
          <text:p text:style-name="P11">3.Serveur d'application (JOnAS)<text:tab/>6</text:p>
          <text:p text:style-name="P11">4.Serveur de paiement (voir banque)<text:tab/>6</text:p>
          <text:p text:style-name="P10">7. Les tâches<text:tab/>6</text:p>
          <text:p text:style-name="P10">8. Les concepts du domaine<text:tab/>6</text:p>
          <text:p text:style-name="P10">9. Les scenarii<text:tab/>6</text:p>
        </text:index-body>
      </text:table-of-content>
      <text:p text:style-name="P1"/>
      <text:p text:style-name="P4"/>
      <text:list text:style-name="L1">
        <text:list-item>
          <text:h text:style-name="P18" text:outline-level="1"><text:s/>L'équipe projet</text:h>
        </text:list-item>
      </text:list>
      <text:p text:style-name="Text_20_body"/>
      <text:p text:style-name="P3"><text:tab/>L'équipe travaillant sur le projet <text:span text:style-name="T1">eCom : Planete-Kids</text:span> est constituée des personnes suivantes :</text:p>
      <text:list text:style-name="L2">
        <text:list-item>
          <text:p text:style-name="P14">Guillaume Missonnier : Chef de projet</text:p>
        </text:list-item>
        <text:list-item>
          <text:p text:style-name="P14">Guillaume Renault : Expert en utilisabilité</text:p>
        </text:list-item>
        <text:list-item>
          <text:p text:style-name="P14">Clément Plantier : Concepteur d'intéraction</text:p>
        </text:list-item>
        <text:list-item>
          <text:p text:style-name="P14">Marc Schaller : Graphiste</text:p>
        </text:list-item>
      </text:list>
      <text:p text:style-name="P3"><text:tab/>Tous les membres de cette équipe sont également développeurs.</text:p>
      <text:p text:style-name="Text_20_body"/>
      <text:list text:style-name="L1" text:continue-numbering="true">
        <text:list-item>
          <text:h text:style-name="P18" text:outline-level="1"><text:s/>Les objectifs</text:h>
        </text:list-item>
      </text:list>
      <text:p text:style-name="Text_20_body"/>
      <text:p text:style-name="P3"><text:tab/>L'objectif de ce projet est de mettre en place un site internet de commerce en ligne dont les produits proposés sont des vêtements de grande marque pour enfants. En effet, la vente de ce type de vêtements en ligne n'est pas très répandue. De plus, acheter des vêtements en ligne peut rebuter au premier abord, car il n'y a, par exemple, pas la possibilité d'essayer ce que l'on <text:s/>achète. De ce fait, ce marché peut sembler prometteur, à condition d'offrir à l'utilisateur une palette de services suffisamment étendue. Nous avons donc décidé de mettre en place un tel site, afin de démocratiser ce domaine.</text:p>
      <text:p text:style-name="P3"><text:tab/>Ce site aura pour but final d'être utilisée par la société <text:span text:style-name="T1">Planete-Kids</text:span><text:span text:style-name="T2">, il se doit donc d'être totalement opérationnel et sécurisé. </text:span></text:p>
      <text:p text:style-name="Text_20_body"/>
      <text:list text:style-name="L1" text:continue-numbering="true">
        <text:list-item>
          <text:h text:style-name="P18" text:outline-level="1"><text:s/>Les utilisateurs</text:h>
        </text:list-item>
      </text:list>
      <text:p text:style-name="Text_20_body"/>
      <text:p text:style-name="P9"><text:tab/>Un questionnaire aura pour but de déterminer plusieurs critères nécessaires à l'élaboration du site, dont voici la liste :</text:p>
      <text:p text:style-name="P9"/>
      <text:list text:style-name="L3">
        <text:list-item>
          <text:p text:style-name="P70">Déterminer si le site répond à un besoin réel (achat de vêtements de marques pour enfants de 0 à 16 ans)</text:p>
        </text:list-item>
        <text:list-item>
          <text:p text:style-name="P70">Déterminer qui est le prescripteur (enfants / parents)</text:p>
        </text:list-item>
        <text:list-item>
          <text:p text:style-name="P70">Déterminer leur budget</text:p>
        </text:list-item>
        <text:list-item>
          <text:p text:style-name="P70">Déterminer leur sensibilité aux offres promotionnelles</text:p>
        </text:list-item>
        <text:list-item>
          <text:p text:style-name="P70">Déterminer leur façon d'utiliser les moteurs de recherche</text:p>
        </text:list-item>
      </text:list>
      <text:p text:style-name="P7"/>
      <text:p text:style-name="P7"><text:tab/>Voici le questionnaire qui a été distribué par le biais d'internet et du magasin <text:span text:style-name="T1">Planete-Kids</text:span><text:span text:style-name="T2"> :</text:span></text:p>
      <text:p text:style-name="P75"/>
      <text:list text:style-name="L4">
        <text:list-item>
          <text:p text:style-name="P76">Quel type de connexion internet utilisez-vous ?</text:p>
        </text:list-item>
      </text:list>
      <text:list text:style-name="L5">
        <text:list-item>
          <text:p text:style-name="P89"><text:soft-page-break/>Connexion par modem</text:p>
        </text:list-item>
        <text:list-item>
          <text:p text:style-name="P89">Connexion haut débit</text:p>
        </text:list-item>
        <text:list-item>
          <text:p text:style-name="P89">Connexion par câble</text:p>
        </text:list-item>
        <text:list-item>
          <text:p text:style-name="P89">Autre, veuillez préciser </text:p>
        </text:list-item>
      </text:list>
      <text:p text:style-name="P6"/>
      <text:list text:style-name="L6">
        <text:list-item>
          <text:p text:style-name="P77">Quel navigateur internet utilisez-vous ?</text:p>
        </text:list-item>
      </text:list>
      <text:list text:style-name="L7">
        <text:list-item>
          <text:p text:style-name="P93">Internet Explorer</text:p>
        </text:list-item>
        <text:list-item>
          <text:p text:style-name="P93">Firefox</text:p>
        </text:list-item>
        <text:list-item>
          <text:p text:style-name="P93">Opera</text:p>
        </text:list-item>
        <text:list-item>
          <text:p text:style-name="P93">Safari</text:p>
        </text:list-item>
        <text:list-item>
          <text:p text:style-name="P93">Autre, veuillez préciser <text:span text:style-name="T3">: _______________</text:span></text:p>
        </text:list-item>
      </text:list>
      <text:p text:style-name="P6"/>
      <text:list text:style-name="L8">
        <text:list-item>
          <text:p text:style-name="P78">D'une manière générale, lorsque vous achetez sur internet, vous êtes sensible à :</text:p>
        </text:list-item>
      </text:list>
      <text:list text:style-name="L9">
        <text:list-item>
          <text:p text:style-name="P98">L'attractivité des prix</text:p>
        </text:list-item>
        <text:list-item>
          <text:p text:style-name="P98">La diversité des produits proposés</text:p>
        </text:list-item>
        <text:list-item>
          <text:p text:style-name="P98">La qualité du site (esthétisme, facilité d'utilisation...)</text:p>
        </text:list-item>
        <text:list-item>
          <text:p text:style-name="P98">Les services proposés (garanties, remboursement...)</text:p>
        </text:list-item>
      </text:list>
      <text:p text:style-name="P6"/>
      <text:list text:style-name="L10">
        <text:list-item>
          <text:p text:style-name="P79">Dans lesquelles des catégories suivantes avez-vous acheté un produit ou un service au cours des 12 derniers mois ?</text:p>
        </text:list-item>
      </text:list>
      <text:list text:style-name="L11">
        <text:list-item>
          <text:p text:style-name="P102">Produits culturels</text:p>
        </text:list-item>
        <text:list-item>
          <text:p text:style-name="P102">Informatique</text:p>
        </text:list-item>
        <text:list-item>
          <text:p text:style-name="P102">TV, Hi-Fi</text:p>
        </text:list-item>
        <text:list-item>
          <text:p text:style-name="P102">Textile</text:p>
        </text:list-item>
        <text:list-item>
          <text:p text:style-name="P102">Alimentation</text:p>
        </text:list-item>
        <text:list-item>
          <text:p text:style-name="P102">Tourisme</text:p>
        </text:list-item>
        <text:list-item>
          <text:p text:style-name="P102">Fleur</text:p>
        </text:list-item>
      </text:list>
      <text:p text:style-name="P6"/>
      <text:list text:style-name="L10">
        <text:list-item text:start-value="1">
          <text:p text:style-name="P79">Combien d'enfants de moins de 17 ans vivent dans votre foyer ?</text:p>
        </text:list-item>
      </text:list>
      <text:p text:style-name="P8">___ enfant(s)</text:p>
      <text:p text:style-name="P6"/>
      <text:list text:style-name="L10">
        <text:list-item text:start-value="1">
          <text:p text:style-name="P79">Seriez-vous interessé par l'achat de vêtements en ligne ?</text:p>
        </text:list-item>
        <text:list-item>
          <text:p text:style-name="P109">Oui</text:p>
        </text:list-item>
        <text:list-item>
          <text:p text:style-name="P109">Non</text:p>
        </text:list-item>
      </text:list>
      <text:p text:style-name="P6"/>
      <text:list text:style-name="L10">
        <text:list-item text:start-value="1">
          <text:p text:style-name="P79">Ecrivez trois mots-clef que vous utliseriez pour rechercher des vêtements pour votre enfant sur internet.</text:p>
        </text:list-item>
      </text:list>
      <text:list text:style-name="L12">
        <text:list-item>
          <text:p text:style-name="P111">____________</text:p>
        </text:list-item>
        <text:list-item>
          <text:p text:style-name="P111">____________</text:p>
        </text:list-item>
        <text:list-item>
          <text:p text:style-name="P111">____________</text:p>
        </text:list-item>
      </text:list>
      <text:p text:style-name="P6"/>
      <text:list text:style-name="L10">
        <text:list-item text:start-value="1">
          <text:p text:style-name="P79">À quelle fréquence achetez-vous des vêtements pour votre enfant ?</text:p>
        </text:list-item>
        <text:list-item>
          <text:p text:style-name="P109">Une fois par an</text:p>
        </text:list-item>
        <text:list-item>
          <text:p text:style-name="P109"><text:soft-page-break/>Deux à trois fois par an</text:p>
        </text:list-item>
        <text:list-item>
          <text:p text:style-name="P109">Quatre fois par an ou plus, veuillez préciser<text:span text:style-name="T3"> : _______________</text:span></text:p>
        </text:list-item>
      </text:list>
      <text:p text:style-name="P6"/>
      <text:list text:style-name="L10">
        <text:list-item text:start-value="1">
          <text:p text:style-name="P79">Qui choisit les vêtements pour votre enfant ?</text:p>
        </text:list-item>
        <text:list-item>
          <text:p text:style-name="P109">Vous</text:p>
        </text:list-item>
        <text:list-item>
          <text:p text:style-name="P109">Votre enfant</text:p>
        </text:list-item>
        <text:list-item>
          <text:p text:style-name="P109">Autre, veuillez préciser : _______________</text:p>
        </text:list-item>
      </text:list>
      <text:p text:style-name="P6"/>
      <text:list text:style-name="L10">
        <text:list-item text:start-value="1">
          <text:p text:style-name="P79">Quel est votre budget annuel consacré aux vêtements pour votre enfant ?</text:p>
        </text:list-item>
      </text:list>
      <text:p text:style-name="P8">___ <text:s/>€ par an</text:p>
      <text:p text:style-name="P6"/>
      <text:list text:style-name="L10">
        <text:list-item text:start-value="1">
          <text:p text:style-name="P79">Vous êtes :</text:p>
        </text:list-item>
        <text:list-item>
          <text:p text:style-name="P109">Un homme</text:p>
        </text:list-item>
        <text:list-item>
          <text:p text:style-name="P109">Une femme</text:p>
        </text:list-item>
      </text:list>
      <text:p text:style-name="P6"/>
      <text:list text:style-name="L10">
        <text:list-item text:start-value="1">
          <text:p text:style-name="P79">Vous avez :</text:p>
        </text:list-item>
        <text:list-item>
          <text:p text:style-name="P109">Moins de 15 ans</text:p>
        </text:list-item>
        <text:list-item>
          <text:p text:style-name="P109">Entre 15 et 25 ans</text:p>
        </text:list-item>
        <text:list-item>
          <text:p text:style-name="P109">Entre 25 et 35 ans</text:p>
        </text:list-item>
        <text:list-item>
          <text:p text:style-name="P109">Entre 35 et 60 ans</text:p>
        </text:list-item>
        <text:list-item>
          <text:p text:style-name="P109">Plus de 60 ans</text:p>
        </text:list-item>
      </text:list>
      <text:p text:style-name="P6"/>
      <text:list text:style-name="L10">
        <text:list-item text:start-value="1">
          <text:p text:style-name="P79">Quelle est votre catégorie socio-professionnelle ?</text:p>
        </text:list-item>
        <text:list-item>
          <text:p text:style-name="P109">Etudiant</text:p>
        </text:list-item>
        <text:list-item>
          <text:p text:style-name="P109">Agriculteur</text:p>
        </text:list-item>
        <text:list-item>
          <text:p text:style-name="P109">Artisan / commerçant</text:p>
        </text:list-item>
        <text:list-item>
          <text:p text:style-name="P109">Ouvrier</text:p>
        </text:list-item>
        <text:list-item>
          <text:p text:style-name="P109">Employé</text:p>
        </text:list-item>
        <text:list-item>
          <text:p text:style-name="P109">Cadre</text:p>
        </text:list-item>
        <text:list-item>
          <text:p text:style-name="P109">Retraité</text:p>
        </text:list-item>
        <text:list-item>
          <text:p text:style-name="P109">Autre<text:span text:style-name="T3"> : _______________</text:span></text:p>
        </text:list-item>
      </text:list>
      <text:p text:style-name="P5"><text:tab/></text:p>
      <text:list text:style-name="L1" text:continue-numbering="true">
        <text:list-item>
          <text:h text:style-name="P18" text:outline-level="1"><text:soft-page-break/><text:s/>Les besoins fonctionnels</text:h>
          <text:list>
            <text:list-item>
              <text:h text:style-name="P27" text:outline-level="2">Vitrine</text:h>
              <text:list>
                <text:list-item>
                  <text:h text:style-name="P43" text:outline-level="3">Gérer les marques</text:h>
                </text:list-item>
                <text:list-item>
                  <text:h text:style-name="P43" text:outline-level="3">Gérer les catégories</text:h>
                </text:list-item>
                <text:list-item>
                  <text:h text:style-name="P43" text:outline-level="3">Gérer les âges</text:h>
                </text:list-item>
                <text:list-item>
                  <text:h text:style-name="P43" text:outline-level="3">Gérer les couleurs</text:h>
                </text:list-item>
                <text:list-item>
                  <text:h text:style-name="P43" text:outline-level="3">Gérer les produits (référence, nom, description, image, prix)</text:h>
                </text:list-item>
              </text:list>
            </text:list-item>
            <text:list-item>
              <text:h text:style-name="P27" text:outline-level="2">Recherche</text:h>
              <text:list>
                <text:list-item>
                  <text:h text:style-name="P43" text:outline-level="3">Gérer les recherches par mots-clef</text:h>
                </text:list-item>
                <text:list-item>
                  <text:h text:style-name="P43" text:outline-level="3">Gérer les recherches ava<text:span text:style-name="T4">ncée (marques, catégories, âges, prix, ...)</text:span></text:h>
                </text:list-item>
              </text:list>
            </text:list-item>
            <text:list-item>
              <text:h text:style-name="P27" text:outline-level="2">Panier</text:h>
              <text:list>
                <text:list-item>
                  <text:h text:style-name="P66" text:outline-level="3">Gérer les quantités</text:h>
                </text:list-item>
                <text:list-item>
                  <text:h text:style-name="P66" text:outline-level="3">Gérer les frais de port (forfait ?)</text:h>
                </text:list-item>
                <text:list-item>
                  <text:h text:style-name="P66" text:outline-level="3">Gérer le paiement</text:h>
                </text:list-item>
              </text:list>
            </text:list-item>
            <text:list-item>
              <text:h text:style-name="P27" text:outline-level="2">Compte client</text:h>
              <text:list>
                <text:list-item>
                  <text:h text:style-name="P43" text:outline-level="3">Éditer les factures</text:h>
                </text:list-item>
                <text:list-item>
                  <text:h text:style-name="P43" text:outline-level="3">Mémoriser les coordonnées</text:h>
                </text:list-item>
              </text:list>
            </text:list-item>
            <text:list-item>
              <text:h text:style-name="P27" text:outline-level="2">Fidélisation</text:h>
              <text:list>
                <text:list-item>
                  <text:h text:style-name="P43" text:outline-level="3">Gérer une newsletter</text:h>
                </text:list-item>
                <text:list-item>
                  <text:h text:style-name="P43" text:outline-level="3">Gérer les offres promotionnelles</text:h>
                </text:list-item>
              </text:list>
            </text:list-item>
            <text:list-item>
              <text:h text:style-name="P27" text:outline-level="2">Internationalisation</text:h>
              <text:list>
                <text:list-item>
                  <text:h text:style-name="P43" text:outline-level="3">Gérer au moins deux langues</text:h>
                </text:list-item>
              </text:list>
            </text:list-item>
          </text:list>
        </text:list-item>
      </text:list>
      <text:p text:style-name="P2"/>
      <text:list text:style-name="L1" text:continue-numbering="true">
        <text:list-item>
          <text:h text:style-name="P18" text:outline-level="1"><text:soft-page-break/><text:s/>Les besoins non fonctionnels</text:h>
          <text:list>
            <text:list-item>
              <text:h text:style-name="P27" text:outline-level="2">Référencement</text:h>
              <text:list>
                <text:list-item>
                  <text:h text:style-name="P43" text:outline-level="3">Réserver le nom de domaine</text:h>
                </text:list-item>
                <text:list-item>
                  <text:h text:style-name="P43" text:outline-level="3">Chaque produit doit pouvoir être référencé (voir format URL)</text:h>
                </text:list-item>
                <text:list-item>
                  <text:h text:style-name="P43" text:outline-level="3">Faire référencer la page d'accueil au plus vite</text:h>
                </text:list-item>
                <text:list-item>
                  <text:h text:style-name="P43" text:outline-level="3">Être bien placé sur une liste de mots-clef à définir dans les moteurs de recherche les plus utilisés (Google, Yahoo, Voila)</text:h>
                </text:list-item>
              </text:list>
            </text:list-item>
            <text:list-item>
              <text:h text:style-name="P27" text:outline-level="2">Sécurité</text:h>
              <text:list>
                <text:list-item>
                  <text:h text:style-name="P43" text:outline-level="3">Authentification pour protéger les données personnelles</text:h>
                </text:list-item>
                <text:list-item>
                  <text:h text:style-name="P43" text:outline-level="3">Transmission cryptée de toutes les informations personnelles</text:h>
                </text:list-item>
                <text:list-item>
                  <text:h text:style-name="P43" text:outline-level="3">Ne pas mémoriser les numéros de carte</text:h>
                </text:list-item>
              </text:list>
            </text:list-item>
            <text:list-item>
              <text:h text:style-name="P27" text:outline-level="2">Facilité d'utilisation</text:h>
              <text:list>
                <text:list-item>
                  <text:h text:style-name="P43" text:outline-level="3">Ajouter un objet au panier en <text:span text:style-name="T1">drag &amp; drop</text:span></text:h>
                </text:list-item>
                <text:list-item>
                  <text:h text:style-name="P43" text:outline-level="3">Valider la commande en 1 <text:span text:style-name="T1">clic</text:span> (hors paiement, et si client authentifié)</text:h>
                </text:list-item>
              </text:list>
            </text:list-item>
            <text:list-item>
              <text:h text:style-name="P27" text:outline-level="2">Réactivité</text:h>
              <text:list>
                <text:list-item>
                  <text:h text:style-name="P66" text:outline-level="3">Minimiser les sollicitations du serveur</text:h>
                </text:list-item>
              </text:list>
            </text:list-item>
            <text:list-item>
              <text:h text:style-name="P27" text:outline-level="2">Portabilité</text:h>
              <text:list>
                <text:list-item>
                  <text:h text:style-name="P43" text:outline-level="3">Gestion des butineurs (navigateurs) les plus courants</text:h>
                </text:list-item>
              </text:list>
            </text:list-item>
            <text:list-item>
              <text:h text:style-name="P27" text:outline-level="2">Validation</text:h>
              <text:list>
                <text:list-item>
                  <text:h text:style-name="P43" text:outline-level="3">Le code html doit être valide W3C</text:h>
                </text:list-item>
              </text:list>
            </text:list-item>
          </text:list>
        </text:list-item>
      </text:list>
      <text:p text:style-name="P2"/>
      <text:list text:style-name="L1" text:continue-numbering="true">
        <text:list-item>
          <text:h text:style-name="P18" text:outline-level="1"><text:s/>Les besoins techniques</text:h>
          <text:list>
            <text:list-item>
              <text:h text:style-name="P27" text:outline-level="2">Machine (<text:span text:style-name="T2">Dedibox</text:span>)</text:h>
            </text:list-item>
            <text:list-item>
              <text:h text:style-name="P27" text:outline-level="2">Plateforme (Ubuntu)</text:h>
            </text:list-item>
            <text:list-item>
              <text:h text:style-name="P27" text:outline-level="2">Serveur d'application (JOnAS)</text:h>
            </text:list-item>
            <text:list-item>
              <text:h text:style-name="P27" text:outline-level="2">Serveur de paiement (voir banque)</text:h>
            </text:list-item>
          </text:list>
        </text:list-item>
      </text:list>
      <text:p text:style-name="Text_20_body"/>
      <text:list text:style-name="L1" text:continue-numbering="true">
        <text:list-item>
          <text:h text:style-name="P18" text:outline-level="1"><text:s/>Les tâches</text:h>
        </text:list-item>
      </text:list>
      <text:p text:style-name="Text_20_body"/>
      <text:list text:style-name="L1" text:continue-numbering="true">
        <text:list-item>
          <text:h text:style-name="P18" text:outline-level="1"><text:s/>Les concepts du domaine</text:h>
        </text:list-item>
      </text:list>
      <text:p text:style-name="Text_20_body"/>
      <text:list text:style-name="L1" text:continue-numbering="true">
        <text:list-item>
          <text:h text:style-name="P18" text:outline-level="1"><text:s/>Les scenarii</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Times New Roman2" svg:font-family="'Times New Roman'"/>
    <style:font-face style:name="Times1" svg:font-family="Time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paragraph-properties fo:margin-top="0cm" fo:margin-bottom="0cm"/>
      <style:text-properties style:font-name="Times New Roman"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style:font-name="Times New Roman"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top="0cm" fo:margin-bottom="0cm"/>
      <style:text-properties style:font-name="Times New Roman1" fo:font-size="14pt" fo:font-style="italic" fo:font-weight="normal"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2" fo:font-size="10pt" style:font-name-asian="Times New Roman2" style:font-size-asian="10pt" style:font-name-complex="Times New Roman2"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Guillaume Missonnier</meta:initial-creator>
    <meta:creation-date>2007-09-19T08:31:50</meta:creation-date>
    <dc:creator>Cl�ment Plantier</dc:creator>
    <dc:date>2007-11-27T14:16:04</dc:date>
    <meta:editing-cycles>41</meta:editing-cycles>
    <meta:editing-duration>PT4H2M48S</meta:editing-duration>
    <meta:user-defined meta:name="Info 1"/>
    <meta:user-defined meta:name="Info 2"/>
    <meta:user-defined meta:name="Info 3"/>
    <meta:user-defined meta:name="Info 4"/>
    <meta:document-statistic meta:table-count="0" meta:image-count="0" meta:object-count="0" meta:page-count="7" meta:paragraph-count="182" meta:word-count="1018" meta:character-count="6317"/>
  </office:meta>
</office:document-meta>
</file>